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4499e"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text-properties fo:language="en" fo:country="US"/>
    </style:style>
    <style:style style:name="P132" style:family="paragraph" style:parent-style-name="First_20_line_20_indent">
      <style:paragraph-properties fo:text-align="justify" style:justify-single-word="false"/>
      <style:text-properties fo:language="en" fo:country="US"/>
    </style:style>
    <style:style style:name="P133" style:family="paragraph" style:parent-style-name="First_20_line_20_indent">
      <style:paragraph-properties fo:text-align="justify" style:justify-single-word="false"/>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5332" style:font-style-asian="normal" style:font-style-complex="normal"/>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9pt" officeooo:rsid="000e7d07" style:font-size-asian="9pt" style:font-size-complex="9pt"/>
    </style:style>
    <style:style style:name="T72" style:family="text">
      <style:text-properties fo:font-size="9pt" officeooo:rsid="000f30ad" style:font-size-asian="9pt" style:font-size-complex="9pt"/>
    </style:style>
    <style:style style:name="T73" style:family="text">
      <style:text-properties fo:font-size="9pt" officeooo:rsid="0011d1c4" style:font-size-asian="9pt" style:font-size-complex="9pt"/>
    </style:style>
    <style:style style:name="T74" style:family="text">
      <style:text-properties fo:font-size="12pt" style:font-size-asian="12pt" style:font-size-complex="12pt"/>
    </style:style>
    <style:style style:name="T75" style:family="text">
      <style:text-properties officeooo:rsid="0011077d"/>
    </style:style>
    <style:style style:name="T76" style:family="text">
      <style:text-properties officeooo:rsid="0011d1c4"/>
    </style:style>
    <style:style style:name="T77" style:family="text">
      <style:text-properties officeooo:rsid="0013aedc"/>
    </style:style>
    <style:style style:name="T78" style:family="text">
      <style:text-properties officeooo:rsid="0014499e"/>
    </style:style>
    <style:style style:name="T79" style:family="text">
      <style:text-properties officeooo:rsid="0017410f"/>
    </style:style>
    <style:style style:name="T80" style:family="text">
      <style:text-properties officeooo:rsid="00182c70"/>
    </style:style>
    <style:style style:name="T81" style:family="text">
      <style:text-properties officeooo:rsid="0019295f"/>
    </style:style>
    <style:style style:name="T82" style:family="text">
      <style:text-properties officeooo:rsid="001a9c86"/>
    </style:style>
    <style:style style:name="T83" style:family="text">
      <style:text-properties officeooo:rsid="001c76d5"/>
    </style:style>
    <style:style style:name="T84" style:family="text">
      <style:text-properties officeooo:rsid="001d5332"/>
    </style:style>
    <style:style style:name="T85" style:family="text">
      <style:text-properties officeooo:rsid="001dbc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53"/>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4">Дайсон.</text:span></text:p>
      <text:p text:style-name="P76"><text:span text:style-name="T8">– </text:span><text:span text:style-name="T54">Сколько тебе лет?</text:span></text:p>
      <text:p text:style-name="P76"><text:span text:style-name="T8">– </text:span><text:span text:style-name="T54">Два года с начала запуска кластера.</text:span></text:p>
      <text:p text:style-name="P76"><text:span text:style-name="T8">– </text:span><text:span text:style-name="T54">Какой сейчас год?</text:span></text:p>
      <text:p text:style-name="P76"><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6"><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4">***</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34817381339167878"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text:soft-page-break/>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9">***</text:p>
      <text:p text:style-name="P49"/>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text:soft-page-break/>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text:soft-page-break/>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text:soft-page-break/>–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text:soft-page-break/>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text:soft-page-break/>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soft-page-break/>…</text:p>
      <text:p text:style-name="P47"/>
      <text:p text:style-name="P47">Я открываю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text:soft-page-break/>–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text:span><text:span text:style-name="T73">выпуклым </text:span><text:span text:style-name="T70">рисунком луны на дверце. </text:span><text:span text:style-name="T72">Старательным</text:span><text:span text:style-name="T71"> таким рисунком луны с тремя кратерами </text:span><text:span text:style-name="T72">и светлым полумесяцем по правому краю</text:span><text:span text:style-name="T71">.</text:span><text:span text:style-name="T70">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text:span><text:span text:style-name="T72">с луной</text:span><text:span text:style-name="T70">!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text:soft-page-break/></text:p>
      <text:p text:style-name="P47">Проклятье! Эту кобылу можно разбудить только ведром воды!</text:p>
      <text:p text:style-name="P47">Вода! Я бросил взгляд на тумбочку. Нет, стакан пуст.</text:p>
      <text:p text:style-name="P73">Ох, нет! Нет-нет-нет!!!</text:p>
      <text:p text:style-name="P73">Мой взгляд был прикован к дверце тумбочки. <text:span text:style-name="T75">Старательно прорисованное </text:span>изображение луны <text:span text:style-name="T75">на ней пробудило леденящую догадку</text:span>. <text:span text:style-name="T76">Я вспомнил, как <text:s/>во время переплетения сознаний это изображение сфокусировало моё внимание.</text:span></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text:span text:style-name="T77">от всяких надписей</text:span>.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9">***</text:p>
      <text:p text:style-name="P47"/>
      <text:p text:style-name="P59">…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9">***</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9">***</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9">***</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text:span text:style-name="T78">Возбуждение прошло.</text:span>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text:span text:style-name="T78">едят заживо</text:span>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text:span text:style-name="T78">с тобой </text:span>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8" text:outline-level="2">8. Стыд</text:h>
      <text:p text:style-name="P47"/>
      <text:p text:style-name="P59">~~~ Завтра на семь в библиотеке ~~~</text:p>
      <text:p text:style-name="P59"/>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text:span text:style-name="T79">Нежнее</text:span>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text:span text:style-name="T80">Было время, </text:span>я даже кат<text:span text:style-name="T80">а</text:span>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text:span text:style-name="T81">в парке</text:span>,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text:span text:style-name="T81">Анонимус!</text:span></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text:span text:style-name="T81">был </text:span>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text:span text:style-name="T82">не убивает</text:span>,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text:span text:style-name="T83">из Бытия</text:span>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text:span text:style-name="T84">И</text:span>,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146">Драный козёл, похотливый хряк, ебливая обезьяна! Анон, что ты себе вообразил??? Если ты пару раз прикоснулся к её <text:span text:style-name="T84">вульве</text:span>,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146"/>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146">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text:span text:style-name="T84">за горизонт</text:span>, превращаясь в опоясывающую край мира ниточку. Облака белоснежными подушками парили чуть выше уровня стены, сливаясь <text:span text:style-name="T84">в недостижимой дали</text:span>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146"><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text:span text:style-name="T85">е</text:span> <text:span text:style-name="T85">кобылки</text:span> схватили за передние и задние ноги <text:span text:style-name="T85">жеребца</text:span>, завертели е<text:span text:style-name="T85">го</text:span> в воздушном водовороте и, раскрутив как следует, отпустили. Он этаким «живым пропеллером» врезалс<text:span text:style-name="T85">я</text:span> в остатки облака и пропахал в нём широкую борозду. До нас донёсся <text:span text:style-name="T85">их</text:span>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text:soft-page-break/></text:p>
      <text:p text:style-name="P49">***</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text:soft-page-break/>–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81"/>
      <text:p text:style-name="P47"/>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47"><text:soft-page-break/>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text:soft-page-break/>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Анон, тебе нужно напихать булыжники в карманы, чтобы не улететь под потолок от счастья!</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text:soft-page-break/>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водку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text:soft-page-break/>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text:span><text:soft-page-break/><text:span text:style-name="T40">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text:soft-page-break/>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text:soft-page-break/>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text:soft-page-break/></text:p>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text:soft-page-break/>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57">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oft-page-break/>–<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text:soft-page-break/>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text:soft-page-break/>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soft-page-break/>***</text:p>
      <text:p text:style-name="P35"/>
      <text:p text:style-name="P135"><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35"/>
      <text:p text:style-name="P35"><text:soft-page-break/>…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text:soft-page-break/>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9"/>
      <text:p text:style-name="P59"><text:soft-page-break/>–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9"/>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9"><text:soft-page-break/>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9">***</text:p>
      <text:p text:style-name="P47"/>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text:soft-page-break/>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text:soft-page-break/>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9">Кроме того, Твайлайт сожгла кучу оборудования, что обусловило невозможность дальнейших исследований физически.</text:p>
      <text:p text:style-name="P59"/>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text:soft-page-break/>–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text:soft-page-break/>–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text:soft-page-break/>–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text:soft-page-break/>–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9">***</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text:soft-page-break/>–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oft-page-break/><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oft-page-break/><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oft-page-break/><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oft-page-break/><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oft-page-break/><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3">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oft-page-break/><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text:soft-page-break/>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text:soft-page-break/>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text:soft-page-break/>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text:soft-page-break/>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text:soft-page-break/>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3">Исчезновение дневной главы диархии: Эквестрия в панике!</text:span>» (статья двухдневной давности).</text:p>
      <text:p text:style-name="P51">«<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3">Да отстаньте же вы от меня! Он сказал, что ест пони, но я этого НЕ ВИДЕЛА!!!</text:span>»).</text:p>
      <text:p text:style-name="P51">«<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3">Добро пожаловать в Груммингтон! Вам здесь рады!</text:span></text:p>
      <text:p text:style-name="P51"><text:span text:style-name="T23">Население города </text:span><text:span text:style-name="T56">302 пони</text:span><text:span text:style-name="T23">.</text:span></text:p>
      <text:p text:style-name="P51"><text:span text:style-name="T56">250 пони</text:span><text:span text:style-name="T23">.</text:span></text:p>
      <text:p text:style-name="P51"><text:span text:style-name="T56">125 поней</text:span><text:span text:style-name="T23">.</text:span></text:p>
      <text:p text:style-name="P51"><text:span text:style-name="T23">54 паня.</text:span>»</text:p>
      <text:p text:style-name="P51"/>
      <text:p text:style-name="P51"><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text:span><text:soft-page-break/><text:span text:style-name="T33">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text:soft-page-break/>–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text:soft-page-break/>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56">37 пни</text:span></text:p>
      <text:p text:style-name="P70">24пн</text:p>
      <text:p text:style-name="P70">15</text:p>
      <text:p text:style-name="P51"><text:span text:style-name="T23">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3">Добро пожаловать в Груммингтон! Вам здесь рады!</text:span></text:p>
      <text:p text:style-name="P51"><text:span text:style-name="T23">Население города </text:span><text:span text:style-name="T56">302 пони</text:span><text:span text:style-name="T23">.</text:span></text:p>
      <text:p text:style-name="P51"><text:span text:style-name="T56">250 пони</text:span><text:span text:style-name="T23">.</text:span></text:p>
      <text:p text:style-name="P51"><text:span text:style-name="T56">125 поней</text:span><text:span text:style-name="T23">.</text:span></text:p>
      <text:p text:style-name="P51"><text:span text:style-name="T23">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text:soft-page-break/>–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text:soft-page-break/>–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text:soft-page-break/></text:p>
      <text:p text:style-name="P51">…</text:p>
      <text:p text:style-name="P51"/>
      <text:p text:style-name="P62">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text:soft-page-break/>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text:soft-page-break/>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1"><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soft-page-break/>…</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57">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3"><text:soft-page-break/>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57">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9"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80"/>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3">7.76</text:span>», сменившись на «<text:span text:style-name="T23">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3"/>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3">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5">26.07.2143 А.С.</text:p>
      <text:p text:style-name="P53"/>
      <text:h text:style-name="Heading_20_2" text:outline-level="2">24. Навсегда. И всегда.</text:h>
      <text:p text:style-name="P126"/>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9">***</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3">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57">А ч</text:span>то случилось с кракеном?</text:p>
      <text:p text:style-name="P53">–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text:soft-page-break/>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text:soft-page-break/></text:p>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7"/>
      <text:h text:style-name="Heading_20_2" text:outline-level="2">2<text:span text:style-name="T1">6</text:span>. <text:span text:style-name="T1">Терра</text:span></text:h>
      <text:h text:style-name="P150" text:outline-level="3">Воскресенье</text:h>
      <text:p text:style-name="P47"/>
      <text:p text:style-name="P1"><text:soft-page-break/>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9">***</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text:soft-page-break/>–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9"><text:soft-page-break/>…</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5"><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0"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Что ты решил, Анон?</text:p>
      <text:p text:style-name="P95">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89">Конфликт с узлом 3</text:p>
      <text:p text:style-name="P89">…</text:p>
      <text:p text:style-name="P89"><text:soft-page-break/>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Zookeeper service initiated. Sending heartbeats to all nodes…</text:p>
      <text:p text:style-name="P88"><text:soft-page-break/>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text:soft-page-break/>Второй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101"><text:soft-page-break/><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ым над головой стулом.</text:p>
      <text:p text:style-name="P100">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text:soft-page-break/>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лапе, привязанной к подлокотнику, и покрутил пальцем у виска.</text:p>
      <text:p text:style-name="P100">–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oft-page-break/><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2">«…<text:span text:style-name="T25">Будь храбр. Будь стоек. Будь силён. Что бы ни случилось, помни: Эквестрия с тобой. Эквестрия в тебе. Навсегда. И всегда…»</text:span></text:p>
      <text:p text:style-name="P120">Я вытер ладони о штаны, ухватил канат и сделал шаг вперёд… </text:p>
      <text:p text:style-name="P120">…</text:p>
      <text:p text:style-name="P120">Святые яйца, Анон, ты действительно сделал ЭТО!</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text:soft-page-break/></text:p>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text:p>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text:soft-page-break/></text:h>
      <text:h text:style-name="Heading_20_2" text:outline-level="2"><text:span text:style-name="T1">30</text:span>. Разговор за столиком в <text:span text:style-name="T1">ночи</text:span></text:h>
      <text:p text:style-name="P131"/>
      <text:p text:style-name="P133">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2">Я тяжело вздохнул.</text:p>
      <text:p text:style-name="P132"/>
      <text:p text:style-name="P132">…</text:p>
      <text:p text:style-name="P132"/>
      <text:p text:style-name="P13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5"><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0">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5">.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1">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text:soft-page-break/>–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text:span><text:soft-page-break/><text:span text:style-name="T25">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text:soft-page-break/></text:p>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6">Я подозрительно посмотрел на Анакорна.</text:p>
      <text:p text:style-name="P105"><text:span text:style-name="T17">– </text:span><text:span text:style-name="T47">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text:soft-page-break/>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text:soft-page-break/>–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29">–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text:soft-page-break/>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3"/>
      <text:h text:style-name="Heading_20_2" text:outline-level="2">Эпилог. Земля</text:h>
      <text:p text:style-name="P112"/>
      <text:p text:style-name="P118">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text:p>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7">Мысли вернулись к фантазии.</text:p>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7T15:56:44.096046379</dc:date>
    <meta:editing-duration>P143DT8H4M18S</meta:editing-duration>
    <meta:editing-cycles>8990</meta:editing-cycles>
    <meta:generator>LibreOffice/5.1.6.2$Linux_X86_64 LibreOffice_project/10m0$Build-2</meta:generator>
    <meta:printed-by>макс </meta:printed-by>
    <meta:print-date>2017-07-27T00:04:50.03</meta:print-date>
    <meta:document-statistic meta:table-count="0" meta:image-count="0" meta:object-count="0" meta:page-count="226" meta:paragraph-count="4712" meta:word-count="100243" meta:character-count="664024" meta:non-whitespace-character-count="563999"/>
  </office:meta>
</office:document-meta>
</file>